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5767" officeooo:paragraph-rsid="00055767"/>
    </style:style>
    <style:style style:name="T1" style:family="text">
      <style:text-properties fo:font-variant="normal" fo:text-transform="none" fo:color="#770088" style:font-name="monospace" fo:font-size="7.5pt" fo:letter-spacing="normal" fo:font-style="normal" fo:font-weight="normal"/>
    </style:style>
    <style:style style:name="T2" style:family="text">
      <style:text-properties fo:font-variant="normal" fo:text-transform="none" fo:color="#235a81" style:text-line-through-style="none" style:text-line-through-type="none" style:font-name="monospace" fo:font-size="7.5pt" fo:letter-spacing="normal" fo:font-style="normal" style:text-underline-style="none" fo:font-weight="normal" style:text-blinking="false" fo:background-color="transparent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3" style:family="text">
      <style:text-properties fo:font-variant="normal" fo:text-transform="none" fo:color="#235a81" style:font-name="monospace" fo:font-size="7.5pt" fo:letter-spacing="normal" fo:font-style="normal" style:text-underline-style="solid" style:text-underline-width="auto" style:text-underline-color="font-color" fo:font-weight="normal" fo:background-color="transparent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4" style:family="text">
      <style:text-properties fo:font-variant="normal" fo:text-transform="none" fo:color="#444444" fo:letter-spacing="normal"/>
    </style:style>
    <style:style style:name="T5" style:family="text">
      <style:text-properties fo:font-variant="normal" fo:text-transform="none" fo:color="#444444" style:font-name="monospace" fo:font-size="7.5pt" fo:letter-spacing="normal" fo:font-style="normal" fo:font-weight="normal"/>
    </style:style>
    <style:style style:name="T6" style:family="text">
      <style:text-properties fo:font-variant="normal" fo:text-transform="none" fo:color="#ff00ff" style:font-name="monospace" fo:font-size="7.5pt" fo:letter-spacing="normal" fo:font-style="normal" fo:font-weight="normal"/>
    </style:style>
    <style:style style:name="T7" style:family="text">
      <style:text-properties fo:font-variant="normal" fo:text-transform="none" fo:color="#116644" style:font-name="monospace" fo:font-size="7.5pt" fo:letter-spacing="normal" fo:font-style="normal" fo:font-weight="normal"/>
    </style:style>
    <style:style style:name="T8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monospace" fo:font-size="7.5pt" fo:letter-spacing="normal" fo:font-style="normal" fo:font-weight="normal"/>
    </style:style>
    <style:style style:name="T10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999977" style:font-name="monospace" fo:font-size="7.5pt" fo:letter-spacing="normal" fo:font-style="normal" fo:font-weight="normal"/>
    </style:style>
    <style:style style:name="T12" style:family="text">
      <style:text-properties fo:font-variant="normal" fo:text-transform="none" fo:color="#0055aa" style:font-name="monospace" fo:font-size="7.5pt" fo:letter-spacing="normal" fo:font-style="normal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6736843" text:style-name="L1">
        <text:list-item>
          <text:p text:style-name="P1">SELECT Name FROM Products</text:p>
        </text:list-item>
        <text:list-item>
          <text:p text:style-name="P1">SELECT Name, Price FROM Products</text:p>
        </text:list-item>
        <text:list-item>
          <text:p text:style-name="P1"><text:a xlink:type="simple" xlink:href="http://phpadmin.sql-online.xyz/url.php?url=https://dev.mysql.com/doc/refman/5.5/en/select.html" office:target-frame-name="mysql_doc" xlink:show="replace" text:style-name="Internet_20_link" text:visited-style-name="Visited_20_Internet_20_Link"><text:span text:style-name="T2">SELECT</text:span></text:a><text:span text:style-name="T4"> </text:span><text:span text:style-name="T5">name,</text:span><text:span text:style-name="T4"> </text:span><text:span text:style-name="T5">price</text:span><text:span text:style-name="T4"> </text:span><text:span text:style-name="T1">FROM</text:span><text:span text:style-name="T4"> </text:span><text:span text:style-name="T5">Products</text:span><text:span text:style-name="T4"> </text:span><text:span text:style-name="T1">WHERE</text:span><text:span text:style-name="T4"> </text:span><text:span text:style-name="T5">price</text:span><text:span text:style-name="T4"> </text:span><text:span text:style-name="T6">&lt;=</text:span><text:span text:style-name="T7">200</text:span></text:p>
        </text:list-item>
        <text:list-item>
          <text:p text:style-name="P1"><text:span text:style-name="T7">SELECT name, price FROM Products WHERE price &lt; 120 and price &gt; 60</text:span></text:p>
        </text:list-item>
        <text:list-item>
          <text:p text:style-name="P1"><text:span text:style-name="T8">SELECT</text:span><text:span text:style-name="T9"> </text:span><text:span text:style-name="T10">AVG(Price) </text:span><text:span text:style-name="T8">AS</text:span><text:span text:style-name="T9"> </text:span><text:span text:style-name="T10">AveragePrice </text:span><text:span text:style-name="T8">FROM</text:span><text:span text:style-name="T9"> </text:span><text:span text:style-name="T10">Products;</text:span></text:p>
        </text:list-item>
        <text:list-item>
          <text:p text:style-name="P1"><text:a xlink:type="simple" xlink:href="http://phpadmin.sql-online.xyz/url.php?url=https://dev.mysql.com/doc/refman/5.5/en/select.html" office:target-frame-name="mysql_doc" xlink:show="replace" text:style-name="Internet_20_link" text:visited-style-name="Visited_20_Internet_20_Link"><text:span text:style-name="T2">SELECT</text:span></text:a><text:span text:style-name="T5"> Name </text:span><text:span text:style-name="T1">FROM</text:span><text:span text:style-name="T5"> Products </text:span><text:span text:style-name="T1">WHERE</text:span><text:span text:style-name="T5"> Price </text:span><text:span text:style-name="T6">&gt;</text:span><text:span text:style-name="T5"> </text:span><text:span text:style-name="T11">(</text:span><text:a xlink:type="simple" xlink:href="http://phpadmin.sql-online.xyz/url.php?url=https://dev.mysql.com/doc/refman/5.5/en/select.html" office:target-frame-name="mysql_doc" xlink:show="replace" text:style-name="Internet_20_link" text:visited-style-name="Visited_20_Internet_20_Link"><text:span text:style-name="T2">SELECT</text:span></text:a><text:span text:style-name="T5"> </text:span><text:a xlink:type="simple" xlink:href="http://phpadmin.sql-online.xyz/url.php?url=https://dev.mysql.com/doc/refman/5.5/en/group-by-functions.html#function_avg" office:target-frame-name="mysql_doc" xlink:show="replace" text:style-name="Internet_20_link" text:visited-style-name="Visited_20_Internet_20_Link"><text:span text:style-name="T2">AVG</text:span></text:a><text:span text:style-name="T11">(</text:span><text:span text:style-name="T5">Price</text:span><text:span text:style-name="T11">)</text:span><text:span text:style-name="T5"> </text:span><text:span text:style-name="T1">FROM</text:span><text:span text:style-name="T5"> Products</text:span><text:span text:style-name="T11">)</text:span></text:p>
        </text:list-item>
        <text:list-item>
          <text:p text:style-name="P1"><text:a xlink:type="simple" xlink:href="http://phpadmin.sql-online.xyz/url.php?url=https://dev.mysql.com/doc/refman/5.5/en/select.html" office:target-frame-name="mysql_doc" xlink:show="replace" text:style-name="Internet_20_link" text:visited-style-name="Visited_20_Internet_20_Link"><text:span text:style-name="T2">SELECT</text:span></text:a><text:span text:style-name="T5"> </text:span><text:a xlink:type="simple" xlink:href="http://phpadmin.sql-online.xyz/url.php?url=https://dev.mysql.com/doc/refman/5.5/en/group-by-functions.html#function_avg" office:target-frame-name="mysql_doc" xlink:show="replace" text:style-name="Internet_20_link" text:visited-style-name="Visited_20_Internet_20_Link"><text:span text:style-name="T2">AVG</text:span></text:a><text:span text:style-name="T11">(</text:span><text:span text:style-name="T5">Price</text:span><text:span text:style-name="T11">)</text:span><text:span text:style-name="T5"> </text:span><text:span text:style-name="T1">FROM</text:span><text:span text:style-name="T5"> Products </text:span><text:span text:style-name="T1">WHERE</text:span><text:span text:style-name="T5"> Manufacturer </text:span><text:span text:style-name="T6">=</text:span><text:span text:style-name="T5"> </text:span><text:span text:style-name="T7">2</text:span></text:p>
        </text:list-item>
        <text:list-item>
          <text:p text:style-name="P1"><text:a xlink:type="simple" xlink:href="http://phpadmin.sql-online.xyz/url.php?url=https://dev.mysql.com/doc/refman/5.5/en/select.html" office:target-frame-name="mysql_doc" xlink:show="replace" text:style-name="Internet_20_link" text:visited-style-name="Visited_20_Internet_20_Link"><text:span text:style-name="T2">SELECT</text:span></text:a><text:span text:style-name="T5"> </text:span><text:a xlink:type="simple" xlink:href="http://phpadmin.sql-online.xyz/url.php?url=https://dev.mysql.com/doc/refman/5.5/en/group-by-functions.html#function_count" office:target-frame-name="mysql_doc" xlink:show="replace" text:style-name="Internet_20_link" text:visited-style-name="Visited_20_Internet_20_Link"><text:span text:style-name="T2">COUNT</text:span></text:a><text:span text:style-name="T11">(</text:span><text:span text:style-name="T1">Code</text:span><text:span text:style-name="T11">)</text:span><text:span text:style-name="T5"> </text:span><text:span text:style-name="T1">AS</text:span><text:span text:style-name="T5"> NumberOfProducts </text:span><text:span text:style-name="T1">FROM</text:span><text:span text:style-name="T5"> Products </text:span><text:span text:style-name="T1">WHERE</text:span><text:span text:style-name="T5"> Price </text:span><text:span text:style-name="T6">&gt;=</text:span><text:span text:style-name="T5"> </text:span><text:span text:style-name="T7">180</text:span></text:p>
        </text:list-item>
        <text:list-item>
          <text:p text:style-name="P1"><text:a xlink:type="simple" xlink:href="http://phpadmin.sql-online.xyz/url.php?url=https://dev.mysql.com/doc/refman/5.5/en/select.html" office:target-frame-name="mysql_doc" xlink:show="replace" text:style-name="Internet_20_link" text:visited-style-name="Visited_20_Internet_20_Link"><text:span text:style-name="T2">SELECT</text:span></text:a><text:span text:style-name="T5"> Name, Price </text:span><text:span text:style-name="T1">FROM</text:span><text:span text:style-name="T5"> Products </text:span><text:span text:style-name="T1">WHERE</text:span><text:span text:style-name="T5"> Price </text:span><text:span text:style-name="T6">&gt;=</text:span><text:span text:style-name="T5"> </text:span><text:span text:style-name="T7">180</text:span><text:span text:style-name="T5"> </text:span><text:span text:style-name="T1">ORDER</text:span><text:span text:style-name="T5"> </text:span><text:span text:style-name="T1">by</text:span><text:span text:style-name="T5"> Name</text:span></text:p>
        </text:list-item>
        <text:list-item>
          <text:p text:style-name="P1"><text:a xlink:type="simple" xlink:href="http://phpadmin.sql-online.xyz/url.php?url=https://dev.mysql.com/doc/refman/5.5/en/select.html" office:target-frame-name="mysql_doc" xlink:show="replace" text:style-name="Internet_20_link" text:visited-style-name="Visited_20_Internet_20_Link"><text:span text:style-name="T2">SELECT</text:span></text:a><text:span text:style-name="T5"> Products</text:span><text:span text:style-name="T12">.Name</text:span><text:span text:style-name="T5">, Products</text:span><text:span text:style-name="T12">.Price</text:span><text:span text:style-name="T5"> </text:span><text:span text:style-name="T1">FROM</text:span><text:span text:style-name="T5"> Products </text:span><text:span text:style-name="T1">INNER</text:span><text:span text:style-name="T5"> </text:span><text:span text:style-name="T1">JOIN</text:span><text:span text:style-name="T5"> Manufacturers </text:span><text:span text:style-name="T1">ON</text:span><text:span text:style-name="T5"> Products</text:span><text:span text:style-name="T12">.Manufacturer</text:span><text:span text:style-name="T5"> </text:span><text:span text:style-name="T6">=</text:span><text:span text:style-name="T5"> Manufacturers</text:span><text:span text:style-name="T12">.Code</text:span></text:p>
        </text:list-item>
        <text:list-item>
          <text:p text:style-name="P1">SELECT Manufacturers.Name, avg(Products.Price) FROM Products INNER JOIN Manufacturers ON Products.Manufacturer = Manufacturers.Code GROUP BY Manufacturers.Name</text:p>
        </text:list-item>
        <text:list-item>
          <text:p text:style-name="P1"><text:a xlink:type="simple" xlink:href="http://phpadmin.sql-online.xyz/url.php?url=https://dev.mysql.com/doc/refman/5.5/en/select.html" office:target-frame-name="mysql_doc" xlink:show="replace" text:style-name="Internet_20_link" text:visited-style-name="Visited_20_Internet_20_Link"><text:span text:style-name="T3">SELECT</text:span></text:a><text:span text:style-name="T4"> </text:span><text:span text:style-name="T5">Manufacturers</text:span><text:span text:style-name="T12">.Name</text:span><text:span text:style-name="T5">,</text:span><text:span text:style-name="T4"> </text:span><text:a xlink:type="simple" xlink:href="http://phpadmin.sql-online.xyz/url.php?url=https://dev.mysql.com/doc/refman/5.5/en/group-by-functions.html#function_avg" office:target-frame-name="mysql_doc" xlink:show="replace" text:style-name="Internet_20_link" text:visited-style-name="Visited_20_Internet_20_Link"><text:span text:style-name="T2">AVG</text:span></text:a><text:span text:style-name="T11">(</text:span><text:span text:style-name="T5">Products</text:span><text:span text:style-name="T12">.Price</text:span><text:span text:style-name="T11">)</text:span><text:span text:style-name="T4"> </text:span><text:span text:style-name="T1">FROM</text:span><text:span text:style-name="T4"> </text:span><text:span text:style-name="T5">Manufacturers</text:span><text:span text:style-name="T4"> </text:span><text:span text:style-name="T1">INNER</text:span><text:span text:style-name="T4"> </text:span><text:span text:style-name="T1">JOIN</text:span><text:span text:style-name="T4"> </text:span><text:span text:style-name="T5">Products</text:span><text:span text:style-name="T4"> </text:span><text:span text:style-name="T1">ON</text:span><text:span text:style-name="T4"> </text:span><text:span text:style-name="T5">Manufacturers</text:span><text:span text:style-name="T12">.Code</text:span><text:span text:style-name="T4"> </text:span><text:span text:style-name="T6">=</text:span><text:span text:style-name="T4"> </text:span><text:span text:style-name="T5">Products</text:span><text:span text:style-name="T12">.Manufacturer</text:span><text:span text:style-name="T4"> </text:span><text:span text:style-name="T1">GROUP</text:span><text:span text:style-name="T4"> </text:span><text:span text:style-name="T1">BY</text:span><text:span text:style-name="T4"> </text:span><text:span text:style-name="T5">Manufacturers</text:span><text:span text:style-name="T12">.Name</text:span><text:span text:style-name="T4"> </text:span><text:span text:style-name="T1">HAVING</text:span><text:span text:style-name="T4"> </text:span><text:a xlink:type="simple" xlink:href="http://phpadmin.sql-online.xyz/url.php?url=https://dev.mysql.com/doc/refman/5.5/en/group-by-functions.html#function_avg" office:target-frame-name="mysql_doc" xlink:show="replace" text:style-name="Internet_20_link" text:visited-style-name="Visited_20_Internet_20_Link"><text:span text:style-name="T2">AVG</text:span></text:a><text:span text:style-name="T11">(</text:span><text:span text:style-name="T5">Products</text:span><text:span text:style-name="T12">.Price</text:span><text:span text:style-name="T11">)</text:span><text:span text:style-name="T4"> </text:span><text:span text:style-name="T6">&gt;=</text:span><text:span text:style-name="T4"> </text:span><text:span text:style-name="T7">150</text:span></text:p>
        </text:list-item>
        <text:list-item>
          <text:p text:style-name="P1">SELECT Name, Price FROM Products WHERE Price = (SELECT MIN(Price) FROM Products)</text:p>
        </text:list-item>
        <text:list-item>
          <text:p text:style-name="P1">SELECT Manufacturers.Name, Products.Price FROM Manufacturers INNER JOIN Products ON Manufacturers.Code = Products.Manufacturer HAVING Products.Price =(SELECT MAX(Products.Price) FROM Products)</text:p>
        </text:list-item>
        <text:list-item>
          <text:p text:style-name="P1">INSERT INTO Products (Code, Name, Price, Manufacturer) VALUES (12,"banhran",600, 1), (13,"banhran",600, 1), (14,"banhran",600, 1), (15,"banhran",600, 1), (16,"banhran",600, 1)</text:p>
        </text:list-item>
        <text:list-item>
          <text:p text:style-name="P1">UPDATE Products SET Price = 0.9 * Price</text:p>
        </text:list-item>
        <text:list-item>
          <text:p text:style-name="P1">UPDATE Products SET Price = 0.9 * Price WHERE Price &gt;= 12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9:00:25.608791733</meta:creation-date>
    <dc:date>2020-08-19T20:36:40.407068163</dc:date>
    <meta:editing-duration>PT5M3S</meta:editing-duration>
    <meta:editing-cycles>1</meta:editing-cycles>
    <meta:document-statistic meta:table-count="0" meta:image-count="0" meta:object-count="0" meta:page-count="1" meta:paragraph-count="17" meta:word-count="208" meta:character-count="1542" meta:non-whitespace-character-count="1368"/>
    <meta:generator>LibreOffice/6.0.7.3$Linux_X86_64 LibreOffice_project/00m0$Build-3</meta:generator>
  </office:meta>
</office:document-meta>
</file>